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olomon Ga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Page 1]</text:p>
      <text:p text:style-name="P3">Modestly lived our venerable sire, therefore he earned/ the reward which genuine modesty deserves--the esteem/ of a community in whose midst he very long and actively moved,/ and tokens of appreciation and of honor at the hands/ of his fellow believers. <text:s/>Solomon Gans ascended gra-/-dually from need to competence, from competence/ to affluence, but there did not rise together in that/ ascent, the self-assertion and assumption, <text:span text:style-name="T2">not in</text:span><text:span text:style-name="T3">frequently </text:span><text:span text:style-name="T2">the</text:span><text:span text:style-name="T3">/ attending </text:span><text:span text:style-name="T2">of</text:span><text:span text:style-name="T3"> wealth. <text:s/>To my knowledge, the suc-/-cessful merchant, never became guilty of the heinous/ sin </text:span><text:span text:style-name="T2">openly</text:span><text:span text:style-name="T3"> condemned by the archprophet of Israel./ <text:s/>His lips were not heard thus to blaspheme: "What-/-soever I have ammassed[sic!] is the fruit of my/ unaided skill; it is because my keen </text:span><text:span text:style-name="T2">understand-</text:span><text:span text:style-name="T3"> discernment/ </text:span><text:span text:style-name="T2">ing</text:span><text:span text:style-name="T3"> penetrated the future, that I have retained my/ riches." <text:s/>No, he recognized the benign Provi-/-dence that shapes our course, through this earthly/ career, and his heart swelled with gratitude./ <text:s/>Nor did </text:span><text:span text:style-name="T2">the</text:span><text:span text:style-name="T3"> his inborn sentiments </text:span><text:span text:style-name="T2">which governed his being</text:span><text:span text:style-name="T3">, lie/ dormant at any time; they sought out the means/ </text:span><text:span text:style-name="T2">to</text:span><text:span text:style-name="T3"> tangibly to prove their impelling force by deeds/ of living kindness./</text:span></text:p>
      <text:p text:style-name="P3"><text:span text:style-name="T3"/></text:p>
      <text:p text:style-name="P3"><text:span text:style-name="T3">[Page 2]</text:span></text:p>
      <text:p text:style-name="P3"><text:span text:style-name="T3">But my speech is </text:span><text:span text:style-name="T2">now</text:span><text:span text:style-name="T3"> unavoidably restrained. <text:s/>Very many,/ if not all, herein assembled, knew well the </text:span><text:soft-page-break/><text:span text:style-name="T3">natural/ instincts of goodness, which distinguished the cha-/-racter of our Solomon Gans. <text:s/>Those to whom he/ was a stranger, our hoary headed brother in faith/ would--I am assured--have preferred to keep/ in ignorance of his manly virtues. <text:s/>Notably he/ shared the views I hold concerning post mortem/ laudations. <text:s/>He feared </text:span><text:span text:style-name="T2">elegies</text:span><text:span text:style-name="T3"> panegyrics, transcending the/ limits of unimpeachable truth, and he was/ loth to have the funeral chamber converted into/ a rostrum, where the speaker may gratify/ a prurient wish to display oratorical powers./ <text:s/>Yet, I dare not do my feelings violence by/ remaining entirely silent. <text:s/>I must tell/ every one who has come to pay a last tribute of respect that I owe my venerable friend debts of gratitude./ <text:s/>His confiding trust in me does call for thanks./ <text:s/>The oldest member of the oldest Hebrew/ Congregation in our Philadelphia, he bore/ with its unalterable ritualistic simplicity so suiting his disposition, but which per-/-haps some may deprecate as the effect of/ my idiosyncracy. <text:s/>My departed friend did/ not so consider it. <text:s/>He never gave indications/ of being annoyed therewith, </text:span><text:span text:style-name="T2">because</text:span><text:span text:style-name="T3"> for he/</text:span></text:p>
      <text:p text:style-name="P3"><text:span text:style-name="T3"/></text:p>
      <text:p text:style-name="P3"><text:span text:style-name="T3">[Page 3]</text:span></text:p>
      <text:p text:style-name="P3"><text:span text:style-name="T3">never withdrew his countenance and support from/ the worship which I deem acceptable to Israel's/ God. <text:s/>Besides that evidence of his approval,/ which I deeply cherish, he deigned to appreciate/ my intentions, when I </text:span><text:span text:style-name="T2">sought an agency</text:span><text:span text:style-name="T3"> went in quest of a medium by which/ to lend a fresh impulse and durable stability/ to the principles of historical Judaism./</text:span></text:p>
      <text:p text:style-name="P3"><text:span text:style-name="T3">If it be true that practical religion</text:span><text:span text:style-name="T2">s</text:span><text:span text:style-name="T3"> is the spi-/-ritual ladder on which the soul mounts up to/ the serene regions of immortality, then my vene-/-rable friend has </text:span><text:span text:style-name="T2">already</text:span><text:span text:style-name="T3"> been already met by Seraphim/ and Cherubim opening wide his path to beatitude./</text:span></text:p>
      <text:p text:style-name="P3"><text:span text:style-name="T3"><text:tab/>Farewell, beloved fellow-congregant of mine, dia-/-demmed with the crown of senility. <text:s/>The Lord/ whom thou has served with humility </text:span><text:span text:style-name="T2">with</text:span><text:span text:style-name="T3"> and an unsophis-/-ticated mind has showered down upon thee His blessings, and/ when a seat for thy </text:span><text:span text:style-name="T2">endurable</text:span><text:span text:style-name="T3"> lasting joys was prepared,/ He vouchsafed to let in thee be fulfilled the/ sentence of the good book: "Thou shalt come to/ thy grave in a ripe old age, like a shock of corn/ which is brought in at its due season." <text:s/>God of </text:span><text:span text:style-name="T2">Israel</text:span><text:span text:style-name="T3"> our Fathers! <text:s/>May Thy/ name, </text:span><text:span text:style-name="T2">O God!</text:span><text:span text:style-name="T3"> be sanctified by the children &amp; children's children, of Solmon/ Gans </text:span><text:span text:style-name="T2">and by their children's children</text:span><text:span text:style-name="T3"> even unto a late posterity for his long life/ and the sweet death </text:span><text:span text:style-name="T2">vouchsafed unto him.</text:span><text:span text:style-name="T3"> Thou didst grant Thy servan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0:58:49.34</meta:creation-date>
    <meta:document-statistic meta:table-count="0" meta:image-count="0" meta:object-count="0" meta:page-count="3" meta:paragraph-count="72" meta:word-count="785" meta:character-count="5090"/>
    <dc:date>2012-11-12T11:25:31.54</dc:date>
    <meta:editing-duration>PT11M32S</meta:editing-duration>
    <meta:editing-cycles>1</meta:editing-cycles>
    <meta:generator>OpenOffice.org/3.4.1$Win32 OpenOffice.org_project/341m1$Build-9593</meta:generator>
  </office:meta>
</office:document-meta>
</file>